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2556" officeooo:paragraph-rsid="00182556"/>
    </style:style>
    <style:style style:name="P2" style:family="paragraph" style:parent-style-name="Standard">
      <style:text-properties officeooo:rsid="00193acf" officeooo:paragraph-rsid="00193acf"/>
    </style:style>
    <style:style style:name="P3" style:family="paragraph" style:parent-style-name="Standard">
      <style:text-properties fo:font-weight="bold" officeooo:rsid="00193acf" officeooo:paragraph-rsid="00294d84" style:font-weight-asian="bold" style:font-weight-complex="bold"/>
    </style:style>
    <style:style style:name="P4" style:family="paragraph" style:parent-style-name="Standard">
      <style:text-properties fo:font-weight="bold" officeooo:rsid="0028d5e4" officeooo:paragraph-rsid="0028d5e4" style:font-weight-asian="bold" style:font-weight-complex="bold"/>
    </style:style>
    <style:style style:name="P5" style:family="paragraph" style:parent-style-name="Standard">
      <style:text-properties fo:font-weight="normal" officeooo:rsid="00193acf" officeooo:paragraph-rsid="00294d84" style:font-weight-asian="normal" style:font-weight-complex="normal"/>
    </style:style>
    <style:style style:name="P6" style:family="paragraph" style:parent-style-name="Standard">
      <style:text-properties fo:font-weight="normal" officeooo:rsid="002d3ea5" officeooo:paragraph-rsid="002d3ea5" style:font-weight-asian="normal" style:font-weight-complex="normal"/>
    </style:style>
    <style:style style:name="P7" style:family="paragraph" style:parent-style-name="Standard">
      <style:text-properties fo:font-weight="normal" officeooo:rsid="00193acf" officeooo:paragraph-rsid="00b0fba8" style:font-weight-asian="normal" style:font-weight-complex="normal"/>
    </style:style>
    <style:style style:name="P8" style:family="paragraph" style:parent-style-name="Standard">
      <style:text-properties officeooo:rsid="00193acf" officeooo:paragraph-rsid="00193acf"/>
    </style:style>
    <style:style style:name="T1" style:family="text">
      <style:text-properties officeooo:rsid="001a2ce2"/>
    </style:style>
    <style:style style:name="T2" style:family="text">
      <style:text-properties officeooo:rsid="001c104a"/>
    </style:style>
    <style:style style:name="T3" style:family="text">
      <style:text-properties officeooo:rsid="0025bec1"/>
    </style:style>
    <style:style style:name="T4" style:family="text">
      <style:text-properties officeooo:rsid="002e3bb2"/>
    </style:style>
    <style:style style:name="T5" style:family="text">
      <style:text-properties officeooo:rsid="00340a95"/>
    </style:style>
    <style:style style:name="T6" style:family="text">
      <style:text-properties officeooo:rsid="0035dd89"/>
    </style:style>
    <style:style style:name="T7" style:family="text">
      <style:text-properties officeooo:rsid="0049cc41"/>
    </style:style>
    <style:style style:name="T8" style:family="text">
      <style:text-properties officeooo:rsid="004a9db8"/>
    </style:style>
    <style:style style:name="T9" style:family="text">
      <style:text-properties officeooo:rsid="005681d8"/>
    </style:style>
    <style:style style:name="T10" style:family="text">
      <style:text-properties officeooo:rsid="005900fe"/>
    </style:style>
    <style:style style:name="T11" style:family="text">
      <style:text-properties officeooo:rsid="00895cc2"/>
    </style:style>
    <style:style style:name="T12" style:family="text">
      <style:text-properties officeooo:rsid="0089ec15"/>
    </style:style>
    <style:style style:name="T13" style:family="text">
      <style:text-properties officeooo:rsid="0098e2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mmary of the project:</text:p>
      <text:p text:style-name="P1"/>
      <text:p text:style-name="P2">Working title: Endogenous Growth with Creative Destruction by Employee Spinouts</text:p>
      <text:p text:style-name="P2"/>
      <text:p text:style-name="P4">Short Summary: </text:p>
      <text:p text:style-name="P4"/>
      <text:p text:style-name="P7">The project analyzes the <text:span text:style-name="T5">productivity growth, welfare and policy </text:span>implications of the process of <text:span text:style-name="T4">employee within-industry spinout entrepreneurship</text:span>. <text:span text:style-name="T4">I first develop </text:span>a general equilibrium model of endogenous growth with creative destruction by employee spinouts <text:span text:style-name="T3">(adding to the quality ladders framework in Grossman &amp; Helpman 1991)</text:span>. <text:span text:style-name="T6">The new feature is that </text:span>R&amp;D workers hired by incumbent firms <text:span text:style-name="T2">can </text:span>learn on the job how to attempt to improve the incumbent’s product, potentially stealing their monopoly. <text:span text:style-name="T9">A tradeoff emerges that encouraging spinouts can disincentivize incumbent firm R&amp;D. More frequent spinout formation can reduce or improve welfare depending on the parametrization of the model. I compare the model equilibrium to the planner solution. In order to empirically discipline the analysis, I plan to estimate moments related to the key parameters using microdata on VC-funded spinouts and publicly traded parent firms. I i</text:span>dentify spinout firms by name-matching founder biographies in the Venture Source data set with Compustat. I assess the causal impact on spinout formation of incumbent R&amp;D by using an IV analysis based on federal- and state-level R&amp;D tax incentives, as in Bloom et al. 2013, “Identifying Technology Spillovers and Product Market Rivalry.” <text:span text:style-name="T7">Finally I </text:span>assess the degree of competition between spinouts and parent firms by studying how parent firm variables – e.g. the stock price <text:span text:style-name="T1">and</text:span> sales – respond to funding of spinout firms <text:span text:style-name="T13">by investors in the Venture Source data set (VC firms, PE firms, and other investors). </text:span></text:p>
      <text:p text:style-name="P5"/>
      <text:p text:style-name="P6"><text:span text:style-name="T10">The calibration uses aggregate moments, such as the profit / sales ratio, average R&amp;D intensity, labor productivity growth, spinout entry rates, the fraction of self-citing patents, the fraction of patents by incumbents; parameters from the literature, such as innovation-R&amp;D elasticities; and estimates from the empirical part, namely the learning rate and the extent of spinout competition. I validate my model by comparing its predictions to stylized facts from the spinouts literature. <text:s/>The model provides an estimate of the share of growth accounted for by spinouts, incumbents, and others. Finally, I analyze the growth and welfare implications of various policies including restricting non-compete enforceability, restricting spinout formation more generally, and varying R&amp;D subsidies.</text:span>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23:18:05.870880373</meta:creation-date>
    <dc:date>2019-03-13T17:50:29.174206638</dc:date>
    <meta:editing-duration>PT1H12M36S</meta:editing-duration>
    <meta:editing-cycles>80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362" meta:character-count="2451" meta:non-whitespace-character-count="2089"/>
  </office:meta>
</office:document-meta>
</file>